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247cm" table:align="left"/>
    </style:style>
    <style:style style:name="Table1.A" style:family="table-column">
      <style:table-column-properties style:column-width="2.141cm"/>
    </style:style>
    <style:style style:name="Table1.B" style:family="table-column">
      <style:table-column-properties style:column-width="3.173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56dd1" officeooo:paragraph-rsid="00056dd1"/>
    </style:style>
    <style:style style:name="P2" style:family="paragraph" style:parent-style-name="Standard">
      <style:text-properties officeooo:rsid="00056dd1" officeooo:paragraph-rsid="00056dd1"/>
    </style:style>
    <style:style style:name="P3" style:family="paragraph" style:parent-style-name="Standard">
      <style:text-properties fo:color="#c9211e" loext:opacity="100%" fo:font-weight="bold" officeooo:rsid="00056dd1" officeooo:paragraph-rsid="00056dd1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>
      <style:text-properties fo:font-weight="bold" officeooo:rsid="0005794f" officeooo:paragraph-rsid="0005794f" style:font-weight-asian="bold" style:font-weight-complex="bold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 1 – AWS Cloud Practitioner</text:p>
      <text:p text:style-name="P2"/>
      <text:h text:style-name="P1" text:outline-level="2">✅ <text:span text:style-name="Strong_20_Emphasis">Seção 1 – Introdução</text:span></text:h>
      <text:h text:style-name="Heading_20_3" text:outline-level="3">1. <text:span text:style-name="Strong_20_Emphasis">Boas-vindas</text:span></text:h>
      <text:list text:style-name="L1">
        <text:list-item>
          <text:p text:style-name="P4">Apresentação da certificação AWS Cloud Practitioner.</text:p>
        </text:list-item>
        <text:list-item>
          <text:p text:style-name="P4">Ideal para iniciantes que querem entender os fundamentos da AWS.</text:p>
        </text:list-item>
      </text:list>
      <text:h text:style-name="Heading_20_3" text:outline-level="3">2. <text:span text:style-name="Strong_20_Emphasis">Sobre o novo exame CLF-C02</text:span></text:h>
      <text:list text:style-name="L2">
        <text:list-item>
          <text:p text:style-name="P5">Substitui o CLF-C01 com conteúdos mais atualizados.</text:p>
        </text:list-item>
        <text:list-item>
          <text:p text:style-name="P5">Foco em: conceitos de nuvem, serviços essenciais, segurança, suporte, preços e casos de uso.</text:p>
        </text:list-item>
      </text:list>
      <text:h text:style-name="Heading_20_3" text:outline-level="3">3. <text:span text:style-name="Strong_20_Emphasis">Sobre sua conta AWS</text:span></text:h>
      <text:list text:style-name="L3">
        <text:list-item>
          <text:p text:style-name="P6">Uma conta AWS dá acesso a mais de 200 serviços.</text:p>
        </text:list-item>
        <text:list-item>
          <text:p text:style-name="P6">Necessário para testar serviços, criar laboratórios e explorar a AWS.</text:p>
        </text:list-item>
      </text:list>
      <text:h text:style-name="Heading_20_3" text:outline-level="3">4. <text:span text:style-name="Strong_20_Emphasis">Criando sua conta gratuita</text:span></text:h>
      <text:list text:style-name="L4">
        <text:list-item>
          <text:p text:style-name="P7">Requer cartão de crédito (pode gerar cobrança mínima de verificação).</text:p>
        </text:list-item>
        <text:list-item>
          <text:p text:style-name="P7">Permite uso do Free Tier, importante para estudo e testes.</text:p>
        </text:list-item>
      </text:list>
      <text:h text:style-name="Heading_20_3" text:outline-level="3">5. <text:span text:style-name="Strong_20_Emphasis">O Free Tier</text:span></text:h>
      <text:list text:style-name="L5">
        <text:list-item>
          <text:p text:style-name="P8">Três categorias:</text:p>
          <text:list>
            <text:list-item>
              <text:p text:style-name="P8"><text:span text:style-name="Strong_20_Emphasis">12 meses grátis:</text:span> EC2, S3, RDS (com limites).</text:p>
            </text:list-item>
            <text:list-item>
              <text:p text:style-name="P8"><text:span text:style-name="Strong_20_Emphasis">Gratuito sempre:</text:span> Lambda, DynamoDB, SNS (com restrições).</text:p>
            </text:list-item>
            <text:list-item>
              <text:p text:style-name="P8"><text:span text:style-name="Strong_20_Emphasis">Teste grátis temporário:</text:span> Serviços com testes de 30 dias.</text:p>
            </text:list-item>
          </text:list>
        </text:list-item>
      </text:list>
      <text:p text:style-name="Horizontal_20_Line"/>
      <text:h text:style-name="Heading_20_2" text:outline-level="2">✅ <text:span text:style-name="Strong_20_Emphasis">Seção 2 – Plataforma da AWS</text:span></text:h>
      <text:h text:style-name="Heading_20_3" text:outline-level="3">6. <text:span text:style-name="Strong_20_Emphasis">Navegando pela Plataforma</text:span></text:h>
      <text:list text:style-name="L6">
        <text:list-item>
          <text:p text:style-name="P9"><text:span text:style-name="Strong_20_Emphasis">Console de Gerenciamento:</text:span> Interface web.</text:p>
        </text:list-item>
        <text:list-item>
          <text:p text:style-name="P9"><text:span text:style-name="Strong_20_Emphasis">AWS CLI:</text:span> Acesso por linha de comando.</text:p>
        </text:list-item>
        <text:list-item>
          <text:p text:style-name="P9"><text:span text:style-name="Strong_20_Emphasis">AWS SDK:</text:span> Acesso programático via linguagens como Python, JavaScript, etc.</text:p>
        </text:list-item>
      </text:list>
      <text:h text:style-name="Heading_20_3" text:outline-level="3">7. <text:span text:style-name="Strong_20_Emphasis">Criando um alerta de custo</text:span></text:h>
      <text:list text:style-name="L7">
        <text:list-item>
          <text:p text:style-name="P10">Acesse AWS Billing → Budgets.</text:p>
        </text:list-item>
        <text:list-item>
          <text:p text:style-name="P10">Define limite de custo e envia alertas por e-mail.</text:p>
        </text:list-item>
        <text:list-item>
          <text:p text:style-name="P10">Útil para evitar cobranças indesejadas durante testes.</text:p>
        </text:list-item>
      </text:list>
      <text:h text:style-name="Heading_20_3" text:outline-level="3"><text:soft-page-break/>8. <text:span text:style-name="Strong_20_Emphasis">As mudanças na console</text:span></text:h>
      <text:list text:style-name="L8">
        <text:list-item>
          <text:p text:style-name="P11">Interface está sempre sendo modernizada.</text:p>
        </text:list-item>
        <text:list-item>
          <text:p text:style-name="P11">Importante se familiarizar com menus, serviços favoritos e barra de pesquisa.</text:p>
        </text:list-item>
      </text:list>
      <text:p text:style-name="Horizontal_20_Line"/>
      <text:h text:style-name="Heading_20_2" text:outline-level="2">✅ <text:span text:style-name="Strong_20_Emphasis">Seção 3 – Conceitos</text:span></text:h>
      <text:h text:style-name="Heading_20_3" text:outline-level="3">9. <text:span text:style-name="Strong_20_Emphasis">O que é Cloud Computing?</text:span></text:h>
      <text:list text:style-name="L9">
        <text:list-item>
          <text:p text:style-name="P12">Fornecimento de recursos de TI (como servidores, armazenamento, redes) via internet.</text:p>
        </text:list-item>
        <text:list-item>
          <text:p text:style-name="P12">Pagamento sob demanda, escalável e gerenciado por provedores como AWS.</text:p>
        </text:list-item>
      </text:list>
      <text:h text:style-name="Heading_20_3" text:outline-level="3">10. <text:span text:style-name="Strong_20_Emphasis">7 Vantagens em Cloud Computing</text:span></text:h>
      <text:list text:style-name="L10">
        <text:list-item>
          <text:p text:style-name="P13"><text:span text:style-name="Strong_20_Emphasis">Trade de CapEx por OpEx</text:span> – Sem investir em hardware.</text:p>
        </text:list-item>
        <text:list-item>
          <text:p text:style-name="P13"><text:span text:style-name="Strong_20_Emphasis">Economia de escala</text:span> – Preços mais baixos com volume.</text:p>
        </text:list-item>
        <text:list-item>
          <text:p text:style-name="P13"><text:span text:style-name="Strong_20_Emphasis">Capacidade elástica</text:span> – Escala recursos automaticamente.</text:p>
        </text:list-item>
        <text:list-item>
          <text:p text:style-name="P13"><text:span text:style-name="Strong_20_Emphasis">Aumenta agilidade e velocidade</text:span> – Serviços disponíveis em minutos.</text:p>
        </text:list-item>
        <text:list-item>
          <text:p text:style-name="P13"><text:span text:style-name="Strong_20_Emphasis">Redução de custos com manutenção</text:span> – AWS gerencia infraestrutura.</text:p>
        </text:list-item>
        <text:list-item>
          <text:p text:style-name="P13"><text:span text:style-name="Strong_20_Emphasis">Implantação global</text:span> – Presença em múltiplas regiões.</text:p>
        </text:list-item>
        <text:list-item>
          <text:p text:style-name="P13"><text:span text:style-name="Strong_20_Emphasis">Melhoria em segurança</text:span> – Serviços como IAM, KMS, WAF.</text:p>
        </text:list-item>
      </text:list>
      <text:h text:style-name="Heading_20_3" text:outline-level="3">11. <text:span text:style-name="Strong_20_Emphasis">Tipos de Cloud</text:span></text:h>
      <text:list text:style-name="L11">
        <text:list-item>
          <text:p text:style-name="P14"><text:span text:style-name="Strong_20_Emphasis">Nuvem Pública:</text:span> Infraestrutura compartilhada (ex: AWS).</text:p>
        </text:list-item>
        <text:list-item>
          <text:p text:style-name="P14"><text:span text:style-name="Strong_20_Emphasis">Nuvem Privada:</text:span> Recursos exclusivos da empresa, em datacenter próprio.</text:p>
        </text:list-item>
        <text:list-item>
          <text:p text:style-name="P14"><text:span text:style-name="Strong_20_Emphasis">Nuvem Híbrida:</text:span> Combina pública e privada, com integração entre ambas.</text:p>
        </text:list-item>
      </text:list>
      <text:h text:style-name="Heading_20_3" text:outline-level="3">12. <text:span text:style-name="Strong_20_Emphasis">Planos de Suporte da AW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lano</text:p>
            </table:table-cell>
            <table:table-cell table:style-name="Table1.A1" office:value-type="string">
              <text:p text:style-name="Table_20_Heading">Indicado para</text:p>
            </table:table-cell>
            <table:table-cell table:style-name="Table1.A1" office:value-type="string">
              <text:p text:style-name="Table_20_Heading">Inclui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sic</text:span></text:p>
          </table:table-cell>
          <table:table-cell table:style-name="Table1.A1" office:value-type="string">
            <text:p text:style-name="Table_20_Contents">Iniciante, grátis</text:p>
          </table:table-cell>
          <table:table-cell table:style-name="Table1.A1" office:value-type="string">
            <text:p text:style-name="Table_20_Contents">Suporte técnico limitado, fóru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veloper</text:span></text:p>
          </table:table-cell>
          <table:table-cell table:style-name="Table1.A1" office:value-type="string">
            <text:p text:style-name="Table_20_Contents">Desenvolvimento</text:p>
          </table:table-cell>
          <table:table-cell table:style-name="Table1.A1" office:value-type="string">
            <text:p text:style-name="Table_20_Contents">Suporte técnico em horário comerc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usiness</text:span></text:p>
          </table:table-cell>
          <table:table-cell table:style-name="Table1.A1" office:value-type="string">
            <text:p text:style-name="Table_20_Contents">Produção</text:p>
          </table:table-cell>
          <table:table-cell table:style-name="Table1.A1" office:value-type="string">
            <text:p text:style-name="Table_20_Contents">24/7, acesso ao Trusted Advis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nterprise</text:span></text:p>
          </table:table-cell>
          <table:table-cell table:style-name="Table1.A1" office:value-type="string">
            <text:p text:style-name="Table_20_Contents">Missão crítica</text:p>
          </table:table-cell>
          <table:table-cell table:style-name="Table1.A1" office:value-type="string">
            <text:p text:style-name="Table_20_Contents">Gerente Técnico de Conta (TAM), planos personalizados</text:p>
          </table:table-cell>
        </table:table-row>
      </table:table>
      <text:p text:style-name="Horizontal_20_Line"/>
      <text:h text:style-name="Heading_20_2" text:outline-level="2">✅ <text:span text:style-name="Strong_20_Emphasis">Seção 4 – IAM (Identity and Access Management)</text:span></text:h>
      <text:h text:style-name="Heading_20_3" text:outline-level="3">13. <text:span text:style-name="Strong_20_Emphasis">O que é o IAM</text:span></text:h>
      <text:list text:style-name="L12">
        <text:list-item>
          <text:p text:style-name="P15">Gerencia acesso a recursos AWS com usuários, grupos e políticas (em JSON).</text:p>
        </text:list-item>
        <text:list-item>
          <text:p text:style-name="P15">Permissões são aplicadas com base em políticas associadas a identidades.</text:p>
        </text:list-item>
      </text:list>
      <text:h text:style-name="Heading_20_3" text:outline-level="3"><text:soft-page-break/>14. <text:span text:style-name="Strong_20_Emphasis">Criando Grupos</text:span></text:h>
      <text:list text:style-name="L13">
        <text:list-item>
          <text:p text:style-name="P16">Agrupamento lógico de usuários com permissões comuns.</text:p>
        </text:list-item>
        <text:list-item>
          <text:p text:style-name="P16">Ex: grupo “Admins” com permissões administrativas.</text:p>
        </text:list-item>
      </text:list>
      <text:h text:style-name="Heading_20_3" text:outline-level="3">15. <text:span text:style-name="Strong_20_Emphasis">Criando Usuários</text:span></text:h>
      <text:list text:style-name="L14">
        <text:list-item>
          <text:p text:style-name="P17">Cada usuário tem credenciais próprias (senha ou access key).</text:p>
        </text:list-item>
        <text:list-item>
          <text:p text:style-name="P17">Pode ser configurado com MFA e permissões específicas.</text:p>
        </text:list-item>
      </text:list>
      <text:h text:style-name="Heading_20_3" text:outline-level="3">16. <text:span text:style-name="Strong_20_Emphasis">IAM Identity Center (ex-AWS SSO)</text:span></text:h>
      <text:list text:style-name="L15">
        <text:list-item>
          <text:p text:style-name="P18">Autenticação centralizada.</text:p>
        </text:list-item>
        <text:list-item>
          <text:p text:style-name="P18">Integração com múltiplas contas AWS.</text:p>
        </text:list-item>
        <text:list-item>
          <text:p text:style-name="P18">Permite login único com credenciais corporativas (Active Directory, etc).</text:p>
        </text:list-item>
      </text:list>
      <text:h text:style-name="Heading_20_3" text:outline-level="3">17. <text:span text:style-name="Strong_20_Emphasis">Sobre o MFA (Multi-Factor Authentication)</text:span></text:h>
      <text:list text:style-name="L16">
        <text:list-item>
          <text:p text:style-name="P19">Adiciona camada extra de segurança.</text:p>
        </text:list-item>
        <text:list-item>
          <text:p text:style-name="P19">Algo que você <text:span text:style-name="Strong_20_Emphasis">sabe</text:span> (senha) + algo que você <text:span text:style-name="Strong_20_Emphasis">possui</text:span> (token/app MFA).</text:p>
        </text:list-item>
      </text:list>
      <text:h text:style-name="Heading_20_3" text:outline-level="3">18. <text:span text:style-name="Strong_20_Emphasis">Habilitando o MFA</text:span></text:h>
      <text:list text:style-name="L17">
        <text:list-item>
          <text:p text:style-name="P20">Recomendado para contas root e usuários com permissões sensíveis.</text:p>
        </text:list-item>
        <text:list-item>
          <text:p text:style-name="P20">Pode usar apps como Google Authenticator ou dispositivos físicos.</text:p>
        </text:list-item>
      </text:list>
      <text:h text:style-name="Heading_20_3" text:outline-level="3">19. <text:span text:style-name="Strong_20_Emphasis">Organizações AWS</text:span></text:h>
      <text:list text:style-name="L18">
        <text:list-item>
          <text:p text:style-name="P21">Permite gerenciar múltiplas contas AWS de forma centralizada.</text:p>
        </text:list-item>
        <text:list-item>
          <text:p text:style-name="P21">Define políticas (SCPs) para controlar ações em contas-membro.</text:p>
        </text:list-item>
      </text:list>
      <text:h text:style-name="Heading_20_3" text:outline-level="3">20. <text:span text:style-name="Strong_20_Emphasis">Habilitando Organizações</text:span></text:h>
      <text:list text:style-name="L19">
        <text:list-item>
          <text:p text:style-name="P22">Cria uma “organização” com contas-membro.</text:p>
        </text:list-item>
        <text:list-item>
          <text:p text:style-name="P22">Aplica restrições em contas filhas sem remover permissões individuais.</text:p>
        </text:list-item>
      </text:list>
      <text:h text:style-name="Heading_20_3" text:outline-level="3">21. <text:span text:style-name="Strong_20_Emphasis">Habilitando o IAM Identity Center</text:span></text:h>
      <text:list text:style-name="L20">
        <text:list-item>
          <text:p text:style-name="P23">Vincula contas da organização ao IAM Identity Center.</text:p>
        </text:list-item>
        <text:list-item>
          <text:p text:style-name="P23">Ideal para ambientes corporativos com muitos usuários.</text:p>
        </text:list-item>
      </text:list>
      <text:h text:style-name="Heading_20_3" text:outline-level="3">22. <text:span text:style-name="Strong_20_Emphasis">Políticas de Senha</text:span></text:h>
      <text:list text:style-name="L21">
        <text:list-item>
          <text:p text:style-name="P24">Define regras de segurança para senhas (tamanho mínimo, complexidade, validade).</text:p>
        </text:list-item>
      </text:list>
      <text:h text:style-name="Heading_20_3" text:outline-level="3">23. <text:span text:style-name="Strong_20_Emphasis">CloudShell e CLI</text:span></text:h>
      <text:list text:style-name="L22">
        <text:list-item>
          <text:p text:style-name="P25"><text:span text:style-name="Strong_20_Emphasis">CloudShell:</text:span> Terminal direto no navegador, já autenticado.</text:p>
        </text:list-item>
        <text:list-item>
          <text:p text:style-name="P25"><text:span text:style-name="Strong_20_Emphasis">CLI:</text:span> Instalada localmente para gerenciar serviços via comandos.</text:p>
        </text:list-item>
      </text:list>
      <text:h text:style-name="Heading_20_3" text:outline-level="3"><text:soft-page-break/>24. <text:span text:style-name="Strong_20_Emphasis">AWS Access Key e SDK</text:span></text:h>
      <text:list text:style-name="L23">
        <text:list-item>
          <text:p text:style-name="P26"><text:span text:style-name="Strong_20_Emphasis">Access Key:</text:span> Par de chaves para acesso programático (CLI, SDK).</text:p>
        </text:list-item>
        <text:list-item>
          <text:p text:style-name="P26"><text:span text:style-name="Strong_20_Emphasis">SDKs:</text:span> Bibliotecas para programar com AWS em várias linguagens.</text:p>
        </text:list-item>
      </text:list>
      <text:h text:style-name="Heading_20_3" text:outline-level="3">25. <text:span text:style-name="Strong_20_Emphasis">IAM Credential Report e Access Advisor</text:span></text:h>
      <text:list text:style-name="L24">
        <text:list-item>
          <text:p text:style-name="P27"><text:span text:style-name="Strong_20_Emphasis">Credential Report:</text:span> Lista usuários, senhas, MFA, access keys e status.</text:p>
        </text:list-item>
        <text:list-item>
          <text:p text:style-name="P27"><text:span text:style-name="Strong_20_Emphasis">Access Advisor:</text:span> Mostra quais serviços um usuário acessou e quando.</text:p>
        </text:list-item>
      </text:list>
      <text:h text:style-name="Heading_20_3" text:outline-level="3">26–28. <text:span text:style-name="Strong_20_Emphasis">Resumos</text:span></text:h>
      <text:list text:style-name="L25">
        <text:list-item>
          <text:p text:style-name="P28"><text:span text:style-name="Strong_20_Emphasis">IAM:</text:span> Permissões via políticas.</text:p>
        </text:list-item>
        <text:list-item>
          <text:p text:style-name="P28"><text:span text:style-name="Strong_20_Emphasis">MFA:</text:span> Segurança adicional.</text:p>
        </text:list-item>
        <text:list-item>
          <text:p text:style-name="P28"><text:span text:style-name="Strong_20_Emphasis">Organizações:</text:span> Gerenciamento de múltiplas contas.</text:p>
        </text:list-item>
      </text:list>
      <text:p text:style-name="Horizontal_20_Line"/>
      <text:h text:style-name="Heading_20_2" text:outline-level="2">✅ <text:span text:style-name="Strong_20_Emphasis">Seção 5 – Estrutura da AWS</text:span></text:h>
      <text:h text:style-name="Heading_20_3" text:outline-level="3">29. <text:span text:style-name="Strong_20_Emphasis">Infraestrutura Global da AWS</text:span></text:h>
      <text:list text:style-name="L26">
        <text:list-item>
          <text:p text:style-name="P29"><text:span text:style-name="Strong_20_Emphasis">Regiões:</text:span> Áreas geográficas independentes (ex: us-east-1).</text:p>
        </text:list-item>
        <text:list-item>
          <text:p text:style-name="P29"><text:span text:style-name="Strong_20_Emphasis">Zonas de Disponibilidade (AZs):</text:span> Datacenters redundantes dentro de regiões.</text:p>
        </text:list-item>
        <text:list-item>
          <text:p text:style-name="P29"><text:span text:style-name="Strong_20_Emphasis">Edge Locations:</text:span> Posição de cache/CDN para serviços como CloudFront.</text:p>
        </text:list-item>
      </text:list>
      <text:h text:style-name="Heading_20_3" text:outline-level="3">30. <text:span text:style-name="Strong_20_Emphasis">Modelo de Responsabilidade Compartilhada</text:span></text:h>
      <text:list text:style-name="L27">
        <text:list-item>
          <text:p text:style-name="P30"><text:span text:style-name="Strong_20_Emphasis">AWS é responsável pela "segurança da nuvem"</text:span> – hardware, rede, datacenters.</text:p>
        </text:list-item>
        <text:list-item>
          <text:p text:style-name="P30"><text:span text:style-name="Strong_20_Emphasis">Você é responsável pela "segurança na nuvem"</text:span> – dados, permissões, criptografia.</text:p>
        </text:list-item>
      </text:list>
      <text:h text:style-name="Heading_20_3" text:outline-level="3">31–32. <text:span text:style-name="Strong_20_Emphasis">Resumos</text:span></text:h>
      <text:list text:style-name="L28">
        <text:list-item>
          <text:p text:style-name="P31"><text:span text:style-name="Strong_20_Emphasis">Infra Global:</text:span> Região → AZ → Edge Location.</text:p>
        </text:list-item>
        <text:list-item>
          <text:p text:style-name="P31"><text:span text:style-name="Strong_20_Emphasis">Responsabilidade Compartilhada:</text:span> Divisão clara entre AWS e cliente.</text:p>
        </text:list-item>
      </text:list>
      <text:p text:style-name="Text_20_body"/>
      <text:p text:style-name="P38">Flash Cards</text:p>
      <text:h text:style-name="Heading_20_2" text:outline-level="2">🧠 <text:span text:style-name="Strong_20_Emphasis">Seção 1 – Introdução</text:span></text:h>
      <text:p text:style-name="Text_20_body"><text:span text:style-name="Strong_20_Emphasis">Q:</text:span> O que é o Free Tier da AWS e quais são suas categorias?<text:line-break/><text:span text:style-name="Strong_20_Emphasis">A:</text:span> É uma camada gratuita para testar serviços AWS. Possui:</text:p>
      <text:list text:style-name="L29">
        <text:list-item>
          <text:p text:style-name="P32"><text:span text:style-name="Strong_20_Emphasis">12 meses grátis</text:span> (EC2, S3, RDS),</text:p>
        </text:list-item>
        <text:list-item>
          <text:p text:style-name="P32"><text:span text:style-name="Strong_20_Emphasis">Grátis sempre</text:span> (Lambda, DynamoDB),</text:p>
        </text:list-item>
        <text:list-item>
          <text:p text:style-name="P32"><text:span text:style-name="Strong_20_Emphasis">Testes temporários</text:span> (30 dias).</text:p>
        </text:list-item>
      </text:list>
      <text:p text:style-name="Text_20_body"><text:soft-page-break/><text:span text:style-name="Strong_20_Emphasis">Q:</text:span> O que é necessário para criar uma conta gratuita na AWS?<text:line-break/><text:span text:style-name="Strong_20_Emphasis">A:</text:span> Nome, e-mail, senha, dados de pagamento (cartão de crédito), e verificação de identidade.</text:p>
      <text:p text:style-name="Text_20_body"><text:span text:style-name="Strong_20_Emphasis">Q:</text:span> Qual é o objetivo do exame AWS Cloud Practitioner (CLF-C02)?<text:line-break/><text:span text:style-name="Strong_20_Emphasis">A:</text:span> Avaliar conhecimentos fundamentais sobre computação em nuvem, serviços da AWS, segurança, suporte e modelos de precificação.</text:p>
      <text:p text:style-name="Horizontal_20_Line"/>
      <text:h text:style-name="Heading_20_2" text:outline-level="2">🧠 <text:span text:style-name="Strong_20_Emphasis">Seção 2 – Plataforma da AWS</text:span></text:h>
      <text:p text:style-name="Text_20_body"><text:span text:style-name="Strong_20_Emphasis">Q:</text:span> O que é o Console da AWS?<text:line-break/><text:span text:style-name="Strong_20_Emphasis">A:</text:span> Interface web gráfica para acessar e gerenciar serviços AWS.</text:p>
      <text:p text:style-name="Text_20_body"><text:span text:style-name="Strong_20_Emphasis">Q:</text:span> O que é a AWS CLI?<text:line-break/><text:span text:style-name="Strong_20_Emphasis">A:</text:span> Interface de linha de comando para interagir com serviços AWS via terminal.</text:p>
      <text:p text:style-name="Text_20_body"><text:span text:style-name="Strong_20_Emphasis">Q:</text:span> Para que serve o alerta de custo da AWS?<text:line-break/><text:span text:style-name="Strong_20_Emphasis">A:</text:span> Permite configurar notificações por e-mail quando o custo estimado ultrapassa um valor definido.</text:p>
      <text:p text:style-name="Text_20_body"><text:span text:style-name="Strong_20_Emphasis">Q:</text:span> O que são SDKs da AWS?<text:line-break/><text:span text:style-name="Strong_20_Emphasis">A:</text:span> Bibliotecas que permitem acesso programático aos serviços AWS em várias linguagens (Python, JavaScript, etc.).</text:p>
      <text:p text:style-name="Horizontal_20_Line"/>
      <text:h text:style-name="Heading_20_2" text:outline-level="2">🧠 <text:span text:style-name="Strong_20_Emphasis">Seção 3 – Conceitos</text:span></text:h>
      <text:p text:style-name="Text_20_body"><text:span text:style-name="Strong_20_Emphasis">Q:</text:span> O que é computação em nuvem (Cloud Computing)?<text:line-break/><text:span text:style-name="Strong_20_Emphasis">A:</text:span> Entrega de recursos de TI sob demanda via internet, com cobrança conforme uso.</text:p>
      <text:p text:style-name="Text_20_body"><text:span text:style-name="Strong_20_Emphasis">Q:</text:span> Quais são as 7 vantagens da computação em nuvem?<text:line-break/><text:span text:style-name="Strong_20_Emphasis">A:</text:span></text:p>
      <text:list text:style-name="L30">
        <text:list-item>
          <text:p text:style-name="P33">Substituição de CapEx por OpEx</text:p>
        </text:list-item>
        <text:list-item>
          <text:p text:style-name="P33">Economia de escala</text:p>
        </text:list-item>
        <text:list-item>
          <text:p text:style-name="P33">Capacidade elástica</text:p>
        </text:list-item>
        <text:list-item>
          <text:p text:style-name="P33">Velocidade e agilidade</text:p>
        </text:list-item>
        <text:list-item>
          <text:p text:style-name="P33">Eliminação de manutenção de datacenter</text:p>
        </text:list-item>
        <text:list-item>
          <text:p text:style-name="P33">Alcance global</text:p>
        </text:list-item>
        <text:list-item>
          <text:p text:style-name="P33">Segurança aprimorada</text:p>
        </text:list-item>
      </text:list>
      <text:p text:style-name="Text_20_body"><text:span text:style-name="Strong_20_Emphasis">Q:</text:span> Quais são os tipos de nuvem?<text:line-break/><text:span text:style-name="Strong_20_Emphasis">A:</text:span></text:p>
      <text:list text:style-name="L31">
        <text:list-item>
          <text:p text:style-name="P34"><text:span text:style-name="Strong_20_Emphasis">Pública:</text:span> Infraestrutura compartilhada (ex: AWS).</text:p>
        </text:list-item>
        <text:list-item>
          <text:p text:style-name="P34"><text:span text:style-name="Strong_20_Emphasis">Privada:</text:span> Exclusiva de uma empresa.</text:p>
        </text:list-item>
        <text:list-item>
          <text:p text:style-name="P34"><text:span text:style-name="Strong_20_Emphasis">Híbrida:</text:span> Combina pública e privada.</text:p>
        </text:list-item>
      </text:list>
      <text:p text:style-name="Text_20_body"><text:soft-page-break/><text:span text:style-name="Strong_20_Emphasis">Q:</text:span> Quais são os planos de suporte da AWS?<text:line-break/><text:span text:style-name="Strong_20_Emphasis">A:</text:span></text:p>
      <text:list text:style-name="L32">
        <text:list-item>
          <text:p text:style-name="P35"><text:span text:style-name="Strong_20_Emphasis">Basic:</text:span> Grátis, fórum e documentação.</text:p>
        </text:list-item>
        <text:list-item>
          <text:p text:style-name="P35"><text:span text:style-name="Strong_20_Emphasis">Developer:</text:span> Suporte técnico comercial.</text:p>
        </text:list-item>
        <text:list-item>
          <text:p text:style-name="P35"><text:span text:style-name="Strong_20_Emphasis">Business:</text:span> 24/7, Trusted Advisor.</text:p>
        </text:list-item>
        <text:list-item>
          <text:p text:style-name="P35"><text:span text:style-name="Strong_20_Emphasis">Enterprise:</text:span> Gerente técnico dedicado (TAM), resposta personalizada.</text:p>
        </text:list-item>
      </text:list>
      <text:p text:style-name="Horizontal_20_Line"/>
      <text:h text:style-name="Heading_20_2" text:outline-level="2">🧠 <text:span text:style-name="Strong_20_Emphasis">Seção 4 – IAM (Gerenciamento de Identidade e Acesso)</text:span></text:h>
      <text:p text:style-name="Text_20_body"><text:span text:style-name="Strong_20_Emphasis">Q:</text:span> O que é o IAM?<text:line-break/><text:span text:style-name="Strong_20_Emphasis">A:</text:span> Serviço para criar usuários, grupos e aplicar permissões de forma segura.</text:p>
      <text:p text:style-name="Text_20_body"><text:span text:style-name="Strong_20_Emphasis">Q:</text:span> O que são políticas IAM?<text:line-break/><text:span text:style-name="Strong_20_Emphasis">A:</text:span> Documentos em JSON que definem permissões para usuários, grupos ou funções.</text:p>
      <text:p text:style-name="Text_20_body"><text:span text:style-name="Strong_20_Emphasis">Q:</text:span> O que é o IAM Identity Center (ex-Single Sign-On)?<text:line-break/><text:span text:style-name="Strong_20_Emphasis">A:</text:span> Serviço que centraliza o acesso de usuários a múltiplas contas AWS com login único (SSO).</text:p>
      <text:p text:style-name="Text_20_body"><text:span text:style-name="Strong_20_Emphasis">Q:</text:span> O que é MFA (Multi-Factor Authentication)?<text:line-break/><text:span text:style-name="Strong_20_Emphasis">A:</text:span> Autenticação que combina senha + fator adicional (ex: app autenticador).</text:p>
      <text:p text:style-name="Text_20_body"><text:span text:style-name="Strong_20_Emphasis">Q:</text:span> Por que é importante ativar o MFA para a conta root?<text:line-break/><text:span text:style-name="Strong_20_Emphasis">A:</text:span> A conta root tem permissões totais e deve ter segurança reforçada.</text:p>
      <text:p text:style-name="Text_20_body"><text:span text:style-name="Strong_20_Emphasis">Q:</text:span> O que é a AWS Organizations?<text:line-break/><text:span text:style-name="Strong_20_Emphasis">A:</text:span> Serviço que permite gerenciar múltiplas contas AWS com políticas centralizadas (SCPs).</text:p>
      <text:p text:style-name="Text_20_body"><text:span text:style-name="Strong_20_Emphasis">Q:</text:span> O que é o IAM Credential Report?<text:line-break/><text:span text:style-name="Strong_20_Emphasis">A:</text:span> Relatório que mostra todos os usuários IAM e o status de suas credenciais (senha, MFA, access key).</text:p>
      <text:p text:style-name="Text_20_body"><text:span text:style-name="Strong_20_Emphasis">Q:</text:span> O que é o Access Advisor?<text:line-break/><text:span text:style-name="Strong_20_Emphasis">A:</text:span> Ferramenta que mostra os serviços usados por um usuário e quando foi o último acesso.</text:p>
      <text:p text:style-name="Text_20_body"><text:span text:style-name="Strong_20_Emphasis">Q:</text:span> Para que serve o CloudShell?<text:line-break/><text:span text:style-name="Strong_20_Emphasis">A:</text:span> Terminal no navegador, com credenciais configuradas, para usar CLI rapidamente.</text:p>
      <text:p text:style-name="Horizontal_20_Line"/>
      <text:h text:style-name="Heading_20_2" text:outline-level="2">🧠 <text:span text:style-name="Strong_20_Emphasis">Seção 5 – Estrutura da AWS</text:span></text:h>
      <text:p text:style-name="Text_20_body"><text:span text:style-name="Strong_20_Emphasis">Q:</text:span> Quais são os componentes da infraestrutura global da AWS?<text:line-break/><text:span text:style-name="Strong_20_Emphasis">A:</text:span></text:p>
      <text:list text:style-name="L33">
        <text:list-item>
          <text:p text:style-name="P36"><text:span text:style-name="Strong_20_Emphasis">Regiões:</text:span> Locais geográficos (ex: us-east-1).</text:p>
        </text:list-item>
        <text:list-item>
          <text:p text:style-name="P36"><text:span text:style-name="Strong_20_Emphasis">AZs:</text:span> Zonas de disponibilidade redundantes dentro da região.</text:p>
        </text:list-item>
        <text:list-item>
          <text:p text:style-name="P36"><text:span text:style-name="Strong_20_Emphasis">Edge Locations:</text:span> Pontos de presença para cache/CDN (CloudFront).</text:p>
        </text:list-item>
      </text:list>
      <text:p text:style-name="Text_20_body"><text:span text:style-name="Strong_20_Emphasis">Q:</text:span> O que é uma Região na AWS?<text:line-break/><text:span text:style-name="Strong_20_Emphasis">A:</text:span> Local físico com múltiplas zonas de disponibilidade (AZs).</text:p>
      <text:p text:style-name="Text_20_body"><text:soft-page-break/><text:span text:style-name="Strong_20_Emphasis">Q:</text:span> O que é o modelo de responsabilidade compartilhada da AWS?<text:line-break/><text:span text:style-name="Strong_20_Emphasis">A:</text:span></text:p>
      <text:list text:style-name="L34">
        <text:list-item>
          <text:p text:style-name="P37">AWS: infraestrutura, hardware, rede, software.</text:p>
        </text:list-item>
        <text:list-item>
          <text:p text:style-name="P37">Cliente: dados, permissões, criptografia, configuração de serviços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3:17:10.492194893</meta:creation-date>
    <dc:date>2025-04-08T13:35:38.594977570</dc:date>
    <meta:editing-duration>PT18M28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7" meta:paragraph-count="169" meta:word-count="1416" meta:character-count="8676" meta:non-whitespace-character-count="7501"/>
  </office:meta>
</office:document-meta>
</file>